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00000007200000064439DACF1.gif" manifest:media-type="image/gif"/>
  <manifest:file-entry manifest:full-path="Pictures/10000200000000720000006454C2C98A.gif" manifest:media-type="image/gif"/>
  <manifest:file-entry manifest:full-path="Pictures/100002000000007200000064B6CED8B5.gif" manifest:media-type="image/gif"/>
  <manifest:file-entry manifest:full-path="Pictures/100002000000009E000000641AC38455.gif" manifest:media-type="image/gif"/>
  <manifest:file-entry manifest:full-path="Pictures/100002000000009E0000006475497393.gif" manifest:media-type="image/gif"/>
  <manifest:file-entry manifest:full-path="Pictures/100002000000009E0000006429333C24.gif" manifest:media-type="image/gif"/>
  <manifest:file-entry manifest:full-path="Pictures/100002000000007200000064944A4845.gif" manifest:media-type="image/gif"/>
  <manifest:file-entry manifest:full-path="Pictures/100002000000007200000064479B4995.gif" manifest:media-type="image/gif"/>
  <manifest:file-entry manifest:full-path="Pictures/1000020000000072000000648A20EDE0.gif" manifest:media-type="image/gif"/>
  <manifest:file-entry manifest:full-path="Pictures/1000020000000072000000649F7EC6E5.gif" manifest:media-type="image/gif"/>
  <manifest:file-entry manifest:full-path="Pictures/1000020000000072000000641852B4C2.gif" manifest:media-type="image/gif"/>
  <manifest:file-entry manifest:full-path="Pictures/100002000000007200000064963AD50C.gif" manifest:media-type="image/gif"/>
  <manifest:file-entry manifest:full-path="Pictures/10000200000000720000006473821A2C.gif" manifest:media-type="image/gif"/>
  <manifest:file-entry manifest:full-path="Pictures/100002000000005C00000064D90A8DA0.gif" manifest:media-type="image/gif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kt_20_ohne_20_Füllung_20_und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2.412cm" svg:height="2.116cm" svg:x="9.294cm" svg:y="19.384cm">
          <draw:image xlink:href="Pictures/100002000000007200000064439DACF1.gif" xlink:type="simple" xlink:show="embed" xlink:actuate="onLoad">
            <text:p/>
          </draw:image>
        </draw:frame>
        <draw:frame draw:style-name="gr1" draw:text-style-name="P1" draw:layer="layout" svg:width="3.343cm" svg:height="2.116cm" svg:x="3.229cm" svg:y="2cm">
          <draw:image xlink:href="Pictures/100002000000009E0000006475497393.gif" xlink:type="simple" xlink:show="embed" xlink:actuate="onLoad">
            <text:p/>
          </draw:image>
        </draw:frame>
        <draw:frame draw:style-name="gr1" draw:text-style-name="P1" draw:layer="layout" svg:width="3.343cm" svg:height="2.116cm" svg:x="8.829cm" svg:y="2cm">
          <draw:image xlink:href="Pictures/100002000000009E000000641AC38455.gif" xlink:type="simple" xlink:show="embed" xlink:actuate="onLoad">
            <text:p/>
          </draw:image>
        </draw:frame>
        <draw:frame draw:style-name="gr1" draw:text-style-name="P1" draw:layer="layout" svg:width="3.343cm" svg:height="2.116cm" svg:x="14.429cm" svg:y="2cm">
          <draw:image xlink:href="Pictures/100002000000009E0000006429333C24.gif" xlink:type="simple" xlink:show="embed" xlink:actuate="onLoad">
            <text:p/>
          </draw:image>
        </draw:frame>
        <draw:frame draw:style-name="gr1" draw:text-style-name="P1" draw:layer="layout" svg:width="2.412cm" svg:height="2.116cm" svg:x="3.694cm" svg:y="7.536cm">
          <draw:image xlink:href="Pictures/100002000000007200000064944A4845.gif" xlink:type="simple" xlink:show="embed" xlink:actuate="onLoad">
            <text:p/>
          </draw:image>
        </draw:frame>
        <draw:frame draw:style-name="gr1" draw:text-style-name="P1" draw:layer="layout" svg:width="2.412cm" svg:height="2.116cm" svg:x="9.294cm" svg:y="7.536cm">
          <draw:image xlink:href="Pictures/1000020000000072000000648A20EDE0.gif" xlink:type="simple" xlink:show="embed" xlink:actuate="onLoad">
            <text:p/>
          </draw:image>
        </draw:frame>
        <draw:frame draw:style-name="gr1" draw:text-style-name="P1" draw:layer="layout" svg:width="2.412cm" svg:height="2.116cm" svg:x="14.894cm" svg:y="7.536cm">
          <draw:image xlink:href="Pictures/100002000000007200000064B6CED8B5.gif" xlink:type="simple" xlink:show="embed" xlink:actuate="onLoad">
            <text:p/>
          </draw:image>
        </draw:frame>
        <draw:frame draw:style-name="gr1" draw:text-style-name="P1" draw:layer="layout" svg:width="2.412cm" svg:height="2.116cm" svg:x="3.694cm" svg:y="11.473cm">
          <draw:image xlink:href="Pictures/1000020000000072000000649F7EC6E5.gif" xlink:type="simple" xlink:show="embed" xlink:actuate="onLoad">
            <text:p/>
          </draw:image>
        </draw:frame>
        <draw:frame draw:style-name="gr1" draw:text-style-name="P1" draw:layer="layout" svg:width="2.412cm" svg:height="2.116cm" svg:x="9.294cm" svg:y="11.473cm">
          <draw:image xlink:href="Pictures/10000200000000720000006454C2C98A.gif" xlink:type="simple" xlink:show="embed" xlink:actuate="onLoad">
            <text:p/>
          </draw:image>
        </draw:frame>
        <draw:frame draw:style-name="gr1" draw:text-style-name="P1" draw:layer="layout" svg:width="2.412cm" svg:height="2.116cm" svg:x="14.894cm" svg:y="11.473cm">
          <draw:image xlink:href="Pictures/1000020000000072000000641852B4C2.gif" xlink:type="simple" xlink:show="embed" xlink:actuate="onLoad">
            <text:p/>
          </draw:image>
        </draw:frame>
        <draw:frame draw:style-name="gr1" draw:text-style-name="P1" draw:layer="layout" svg:width="2.412cm" svg:height="2.116cm" svg:x="3.694cm" svg:y="15.409cm">
          <draw:image xlink:href="Pictures/100002000000007200000064963AD50C.gif" xlink:type="simple" xlink:show="embed" xlink:actuate="onLoad">
            <text:p/>
          </draw:image>
        </draw:frame>
        <draw:frame draw:style-name="gr1" draw:text-style-name="P1" draw:layer="layout" svg:width="2.412cm" svg:height="2.116cm" svg:x="9.294cm" svg:y="15.409cm">
          <draw:image xlink:href="Pictures/10000200000000720000006473821A2C.gif" xlink:type="simple" xlink:show="embed" xlink:actuate="onLoad">
            <text:p/>
          </draw:image>
        </draw:frame>
        <draw:frame draw:style-name="gr1" draw:text-style-name="P1" draw:layer="layout" svg:width="2.412cm" svg:height="2.116cm" svg:x="14.894cm" svg:y="15.409cm">
          <draw:image xlink:href="Pictures/100002000000007200000064479B4995.gif" xlink:type="simple" xlink:show="embed" xlink:actuate="onLoad">
            <text:p/>
          </draw:image>
        </draw:frame>
        <draw:frame draw:style-name="gr1" draw:text-style-name="P1" draw:layer="layout" svg:width="1.946cm" svg:height="2.116cm" svg:x="9.527cm" svg:y="24.884cm">
          <draw:image xlink:href="Pictures/100002000000005C00000064D90A8DA0.g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3-03-07T10:51:33.281000000</meta:creation-date>
    <dc:date>2023-03-07T10:59:18.619000000</dc:date>
    <meta:editing-duration>PT7M46S</meta:editing-duration>
    <meta:editing-cycles>2</meta:editing-cycles>
    <meta:generator>LibreOffice/5.0.1.2$Windows_X86_64 LibreOffice_project/81898c9f5c0d43f3473ba111d7b351050be20261</meta:generator>
    <meta:document-statistic meta:object-count="14"/>
  </office:meta>
</office:document-meta>
</file>